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Bitstream Vera Sans Mono', 'Courier New', Courier, monospace"/>
    <style:font-face style:name="Courier New" svg:font-family="'Courier New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, 'Microsoft YaHei', 'Helvetica Neue', Helvetica, Arial, sans-serif"/>
    <style:font-face style:name="思源黑体" svg:font-family="思源黑体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0.208cm"/>
    </style:style>
    <style:style style:name="表格1.B" style:family="table-column">
      <style:table-column-properties style:column-width="16.792cm"/>
    </style:style>
    <style:style style:name="表格1.A1" style:family="table-cell">
      <style:table-cell-properties style:vertical-align="middle" fo:padding="0cm" fo:border="none"/>
    </style:style>
    <style:style style:name="表格2" style:family="table">
      <style:table-properties style:width="12.099cm" table:align="left"/>
    </style:style>
    <style:style style:name="表格2.A" style:family="table-column">
      <style:table-column-properties style:column-width="0.208cm"/>
    </style:style>
    <style:style style:name="表格2.B" style:family="table-column">
      <style:table-column-properties style:column-width="11.89cm"/>
    </style:style>
    <style:style style:name="表格2.A1" style:family="table-cell">
      <style:table-cell-properties style:vertical-align="middle" fo:padding="0cm" fo:border="none"/>
    </style:style>
    <style:style style:name="表格3" style:family="table">
      <style:table-properties style:width="13.998cm" table:align="left"/>
    </style:style>
    <style:style style:name="表格3.A" style:family="table-column">
      <style:table-column-properties style:column-width="0.208cm"/>
    </style:style>
    <style:style style:name="表格3.B" style:family="table-column">
      <style:table-column-properties style:column-width="13.79cm"/>
    </style:style>
    <style:style style:name="表格3.A1" style:family="table-cell">
      <style:table-cell-properties style:vertical-align="middle" fo:padding="0cm" fo:border="none"/>
    </style:style>
    <style:style style:name="表格4" style:family="table">
      <style:table-properties style:width="16.104cm" table:align="left"/>
    </style:style>
    <style:style style:name="表格4.A" style:family="table-column">
      <style:table-column-properties style:column-width="0.208cm"/>
    </style:style>
    <style:style style:name="表格4.B" style:family="table-column">
      <style:table-column-properties style:column-width="15.896cm"/>
    </style:style>
    <style:style style:name="表格4.A1" style:family="table-cell">
      <style:table-cell-properties style:vertical-align="middle" fo:padding="0cm" fo:border="none"/>
    </style:style>
    <style:style style:name="表格5" style:family="table">
      <style:table-properties style:width="13.485cm" table:align="left"/>
    </style:style>
    <style:style style:name="表格5.A" style:family="table-column">
      <style:table-column-properties style:column-width="0.208cm"/>
    </style:style>
    <style:style style:name="表格5.B" style:family="table-column">
      <style:table-column-properties style:column-width="13.277cm"/>
    </style:style>
    <style:style style:name="表格5.A1" style:family="table-cell">
      <style:table-cell-properties style:vertical-align="middle" fo:padding="0cm" fo:border="none"/>
    </style:style>
    <style:style style:name="表格6" style:family="table">
      <style:table-properties style:width="6.456cm" table:align="left"/>
    </style:style>
    <style:style style:name="表格6.A" style:family="table-column">
      <style:table-column-properties style:column-width="0.208cm"/>
    </style:style>
    <style:style style:name="表格6.B" style:family="table-column">
      <style:table-column-properties style:column-width="6.248cm"/>
    </style:style>
    <style:style style:name="表格6.A1" style:family="table-cell">
      <style:table-cell-properties style:vertical-align="middle" fo:padding="0cm" fo:border="none"/>
    </style:style>
    <style:style style:name="表格7" style:family="table">
      <style:table-properties style:width="4.604cm" table:align="left"/>
    </style:style>
    <style:style style:name="表格7.A" style:family="table-column">
      <style:table-column-properties style:column-width="0.208cm"/>
    </style:style>
    <style:style style:name="表格7.B" style:family="table-column">
      <style:table-column-properties style:column-width="4.396cm"/>
    </style:style>
    <style:style style:name="表格7.A1" style:family="table-cell">
      <style:table-cell-properties style:vertical-align="middle" fo:padding="0cm" fo:border="none"/>
    </style:style>
    <style:style style:name="表格8" style:family="table">
      <style:table-properties style:width="5.292cm" table:align="left"/>
    </style:style>
    <style:style style:name="表格8.A" style:family="table-column">
      <style:table-column-properties style:column-width="0.208cm"/>
    </style:style>
    <style:style style:name="表格8.B" style:family="table-column">
      <style:table-column-properties style:column-width="5.084cm"/>
    </style:style>
    <style:style style:name="表格8.A1" style:family="table-cell">
      <style:table-cell-properties style:vertical-align="middle" fo:padding="0cm" fo:border="none"/>
    </style:style>
    <style:style style:name="表格9" style:family="table">
      <style:table-properties style:width="17cm" table:align="left"/>
    </style:style>
    <style:style style:name="表格9.A" style:family="table-column">
      <style:table-column-properties style:column-width="0.383cm"/>
    </style:style>
    <style:style style:name="表格9.B" style:family="table-column">
      <style:table-column-properties style:column-width="16.618cm"/>
    </style:style>
    <style:style style:name="表格9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.265cm" fo:margin-right="0.265cm" fo:margin-top="0.265cm" fo:margin-bottom="0.265cm" style:contextual-spacing="false" fo:orphans="2" fo:widows="2" fo:text-indent="0cm" style:auto-text-indent="false"/>
      <style:text-properties fo:font-variant="normal" fo:text-transform="none" fo:color="#232323" loext:opacity="100%" fo:letter-spacing="normal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Consolas" fo:font-size="9pt" fo:font-style="normal" fo:font-weight="normal" fo:background-color="#f4f4f4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afafaf" loext:opacity="100%" style:font-name="Consolas" fo:font-size="9pt" fo:font-style="normal" fo:font-weight="normal" fo:background-color="#ffffff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background-color="#ffffff" loext:padding="0cm" loext:border="none"/>
    </style:style>
    <style:style style:name="P7" style:family="paragraph" style:parent-style-name="Text_20_body">
      <style:paragraph-properties fo:orphans="2" fo:widows="2" fo:text-indent="0cm" style:auto-text-indent="false"/>
      <style:text-properties fo:font-variant="normal" fo:text-transform="none" fo:color="#232323" loext:opacity="100%" style:font-name="PingFang SC" fo:font-size="10.5pt" fo:letter-spacing="normal" fo:font-style="normal" fo:font-weight="normal" style:font-name-asian="PingFang SC" style:font-size-asian="10.5pt" style:font-style-asian="normal" style:font-weight-asian="normal" style:font-name-complex="PingFang SC" style:font-size-complex="10.5pt" style:font-style-complex="normal" style:font-weight-complex="normal"/>
    </style:style>
    <style:style style:name="P8" style:family="paragraph" style:parent-style-name="Text_20_body">
      <style:paragraph-properties fo:margin-left="0.265cm" fo:margin-right="0.265cm" fo:margin-top="0.265cm" fo:margin-bottom="0.265cm" style:contextual-spacing="false" fo:orphans="2" fo:widows="2" fo:text-indent="0cm" style:auto-text-indent="false"/>
      <style:text-properties fo:font-variant="normal" fo:text-transform="none" fo:color="#232323" loext:opacity="100%" fo:letter-spacing="normal" style:font-name-asian="PingFang SC" style:font-size-asian="12pt" style:font-style-asian="normal" style:font-weight-asian="normal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background-color="#f4f4f4" loext:padding="0cm" loext:border="none"/>
    </style:style>
    <style:style style:name="P10" style:family="paragraph" style:parent-style-name="Text_20_body">
      <style:paragraph-properties fo:margin-left="0cm" fo:margin-right="0cm" fo:margin-top="0.132cm" fo:margin-bottom="0.247cm" style:contextual-spacing="false" fo:line-height="150%" fo:orphans="2" fo:widows="2" fo:text-indent="0cm" style:auto-text-indent="false"/>
      <style:text-properties fo:font-variant="normal" fo:text-transform="none" fo:color="#56b6e9" loext:opacity="100%" fo:letter-spacing="normal" fo:background-color="#f5f5f5" loext:padding="0cm" loext:border="non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Courier New" fo:font-size="12pt" fo:letter-spacing="normal" fo:font-style="normal" fo:font-weight="normal" fo:background-color="#f5f5f5" loext:padding="0.132cm" loext:border="0.06pt solid #cccccc"/>
    </style:style>
    <style:style style:name="P12" style:family="paragraph" style:parent-style-name="Text_20_body">
      <style:paragraph-properties fo:margin-left="0.265cm" fo:margin-right="0.265cm" fo:margin-top="0.265cm" fo:margin-bottom="0.265cm" style:contextual-spacing="false" fo:orphans="2" fo:widows="2" fo:text-indent="0cm" style:auto-text-indent="false"/>
      <style:text-properties fo:font-variant="normal" fo:text-transform="none" fo:color="#232323" loext:opacity="100%" style:font-name="PingFang SC" fo:font-size="12pt" fo:letter-spacing="normal" fo:font-style="normal" fo:font-weight="normal"/>
    </style:style>
    <style:style style:name="T1" style:family="text">
      <style:text-properties style:font-name-asian="PingFang SC" style:font-size-asian="12pt" style:font-style-asian="normal" style:font-weight-asian="normal"/>
    </style:style>
    <style:style style:name="T2" style:family="text">
      <style:text-properties style:font-name="PingFang SC" fo:font-size="12pt" fo:font-style="normal" fo:font-weight="normal"/>
    </style:style>
    <style:style style:name="T3" style:family="text">
      <style:text-properties fo:font-variant="normal" fo:text-transform="none" fo:color="#232323" loext:opacity="100%" fo:letter-spacing="normal" style:font-name-asian="PingFang SC" style:font-size-asian="12pt" style:font-style-asian="normal" style:font-weight-asian="normal"/>
    </style:style>
    <style:style style:name="T4" style:family="text">
      <style:text-properties fo:font-variant="normal" fo:text-transform="none" fo:color="#232323" loext:opacity="100%" style:font-name="PingFang SC" fo:font-size="12pt" fo:letter-spacing="normal" fo:font-style="normal" fo:font-weight="normal"/>
    </style:style>
    <style:style style:name="T5" style:family="text">
      <style:text-properties fo:font-variant="normal" fo:text-transform="none" fo:color="#56b6e9" loext:opacity="100%" style:font-name="PingFang SC" fo:font-size="12pt" fo:letter-spacing="normal" fo:font-style="normal" fo:font-weight="normal"/>
    </style:style>
    <style:style style:name="T6" style:family="text">
      <style:text-properties fo:font-variant="normal" fo:text-transform="none" fo:color="#afafaf" loext:opacity="100%" style:font-name="Consolas" fo:font-size="9pt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Consolas" fo:font-size="9pt" fo:font-style="normal" fo:font-weight="normal" fo:background-color="#f4f4f4" loext:char-shading-value="0" loext:padding="0cm" loext:border="none"/>
    </style:style>
    <style:style style:name="T8" style:family="text">
      <style:text-properties fo:font-variant="normal" fo:text-transform="none" fo:color="#000000" loext:opacity="100%" fo:background-color="#f4f4f4" loext:char-shading-value="0" style:font-name-asian="Consolas" style:font-size-asian="9pt" style:font-style-asian="normal" style:font-weight-asian="normal" loext:padding="0cm" loext:border="none"/>
    </style:style>
    <style:style style:name="T9" style:family="text">
      <style:text-properties fo:font-variant="normal" fo:text-transform="none" fo:color="#ff1493" loext:opacity="100%" style:font-name="Consolas" fo:font-size="9pt" fo:font-style="normal" fo:font-weight="normal" fo:background-color="#f4f4f4" loext:char-shading-value="0" loext:padding="0cm" loext:border="none"/>
    </style:style>
    <style:style style:name="T10" style:family="text">
      <style:text-properties fo:font-variant="normal" fo:text-transform="none" style:font-name="Consolas" fo:font-size="9pt" fo:font-style="normal" fo:font-weight="normal" fo:background-color="#f4f4f4" loext:char-shading-value="0" loext:padding="0cm" loext:border="none"/>
    </style:style>
    <style:style style:name="T11" style:family="text">
      <style:text-properties fo:font-variant="normal" fo:text-transform="none" fo:color="#008200" loext:opacity="100%" style:font-name="Consolas" fo:font-size="9pt" fo:font-style="normal" fo:font-weight="normal" fo:background-color="#f4f4f4" loext:char-shading-value="0" loext:padding="0cm" loext:border="none"/>
    </style:style>
    <style:style style:name="T12" style:family="text">
      <style:text-properties fo:font-variant="normal" fo:text-transform="none" fo:color="#008200" loext:opacity="100%" fo:background-color="#f4f4f4" loext:char-shading-value="0" style:font-name-asian="Consolas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color="#000000" loext:opacity="100%" style:font-name="Consolas" fo:font-size="9pt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ff1493" loext:opacity="100%" style:font-name="Consolas" fo:font-size="9pt" fo:font-style="normal" fo:font-weight="normal" fo:background-color="#ffffff" loext:char-shading-value="0" loext:padding="0cm" loext:border="none"/>
    </style:style>
    <style:style style:name="T15" style:family="text">
      <style:text-properties fo:font-variant="normal" fo:text-transform="none" style:font-name="Consolas" fo:font-size="9pt" fo:font-style="normal" fo:font-weight="normal" fo:background-color="#ffffff" loext:char-shading-value="0" loext:padding="0cm" loext:border="none"/>
    </style:style>
    <style:style style:name="T16" style:family="text">
      <style:text-properties fo:font-variant="normal" fo:text-transform="none" fo:color="#000000" loext:opacity="100%" fo:background-color="#ffffff" loext:char-shading-value="0" style:font-name-asian="Consolas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color="#008200" loext:opacity="100%" style:font-name="Consolas" fo:font-size="9pt" fo:font-style="normal" fo:font-weight="normal" fo:background-color="#ffffff" loext:char-shading-value="0" loext:padding="0cm" loext:border="none"/>
    </style:style>
    <style:style style:name="T18" style:family="text">
      <style:text-properties fo:font-variant="normal" fo:text-transform="none" fo:color="#008200" loext:opacity="100%" fo:background-color="#ffffff" loext:char-shading-value="0" style:font-name-asian="Consolas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color="#232323" loext:opacity="100%" style:font-name="PingFang SC" fo:font-size="10.5pt" fo:letter-spacing="normal" fo:font-style="normal" fo:font-weight="normal"/>
    </style:style>
    <style:style style:name="T20" style:family="text">
      <style:text-properties fo:font-variant="normal" fo:text-transform="none" fo:color="#008200" loext:opacity="100%" style:font-name="Consolas" fo:font-size="9pt" fo:font-style="normal" fo:font-weight="normal" fo:background-color="#f4f4f4" loext:char-shading-value="0" style:font-name-asian="Consolas" style:font-size-asian="9pt" style:font-style-asian="normal" style:font-weight-asian="normal" style:font-name-complex="Consolas" style:font-size-complex="9pt" style:font-style-complex="normal" style:font-weight-complex="normal" loext:padding="0cm" loext:border="none"/>
    </style:style>
    <style:style style:name="T21" style:family="text">
      <style:text-properties style:font-name="PingFang SC" fo:font-size="10.5pt" fo:font-style="normal" fo:font-weight="normal"/>
    </style:style>
    <style:style style:name="T22" style:family="text">
      <style:text-properties fo:color="#008000" loext:opacity="100%"/>
    </style:style>
    <style:style style:name="T23" style:family="text">
      <style:text-properties fo:color="#800080" loext:opacity="100%"/>
    </style:style>
    <style:style style:name="T24" style:family="text">
      <style:text-properties fo:color="#800000" loext:opacity="100%"/>
    </style:style>
    <style:style style:name="T25" style:family="text">
      <style:text-properties fo:color="#0000ff" loext:opacity="100%"/>
    </style:style>
    <style:style style:name="T26" style:family="text">
      <style:text-properties fo:font-variant="normal" fo:text-transform="none" fo:color="#ff0000" loext:opacity="100%" style:font-name="PingFang SC" fo:font-size="12pt" fo:letter-spacing="normal" fo:font-style="normal" fo:font-weight="normal"/>
    </style:style>
    <style:style style:name="T27" style:family="text">
      <style:text-properties fo:font-variant="normal" fo:text-transform="none" fo:color="#008200" loext:opacity="100%" style:font-name="Consolas" fo:font-size="9pt" fo:font-style="normal" fo:font-weight="normal" fo:background-color="#ffffff" loext:char-shading-value="0" style:font-name-asian="Consolas" style:font-size-asian="9pt" style:font-style-asian="normal" style:font-weight-asian="normal" style:font-name-complex="Consolas" style:font-size-complex="9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Consolas" fo:font-size="9pt" fo:font-style="normal" fo:font-weight="normal" fo:background-color="#f4f4f4" loext:char-shading-value="0" style:font-name-asian="Consolas" style:font-size-asian="9pt" style:font-style-asian="normal" style:font-weight-asian="normal" style:font-name-complex="Consolas" style:font-size-complex="9pt" style:font-style-complex="normal" style:font-weight-complex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首先 </text:span><text:span text:style-name="T2">windows10 </text:span><text:span text:style-name="T1">安装好了  </text:span><text:span text:style-name="T2">wsl2  </text:span></text:p>
      <text:p text:style-name="P2"><text:span text:style-name="T3">下载 </text:span><text:span text:style-name="T4">wsl</text:span><text:span text:style-name="T3">版的 </text:span><text:span text:style-name="T4">centOS7 github</text:span><text:span text:style-name="T3">网站地址： </text:span><text:a xlink:type="simple" xlink:href="https://github.com/mishamosher/CentOS-WSL" office:target-frame-name="_blank" xlink:show="new" text:style-name="Internet_20_link" text:visited-style-name="Visited_20_Internet_20_Link"><text:span text:style-name="T5">https://github.com/mishamosher/CentOS-WSL</text:span></text:a><text:span text:style-name="T4"> </text:span></text:p>
      <text:p text:style-name="P1"><draw:frame draw:style-name="fr1" draw:name="图像1" text:anchor-type="as-char" svg:width="2cm" svg:height="1cm" draw:z-index="0"><draw:image xlink:href="https://img2024.cnblogs.com/blog/1451165/202412/1451165-20241229012113401-1237346206.png" xlink:type="simple" xlink:show="embed" xlink:actuate="onLoad"/></draw:frame></text:p>
      <text:p text:style-name="P1"> </text:p>
      <text:p text:style-name="P1"><draw:frame draw:style-name="fr1" draw:name="图像2" text:anchor-type="as-char" svg:width="2cm" svg:height="1cm" draw:z-index="1"><draw:image xlink:href="https://img2024.cnblogs.com/blog/1451165/202412/1451165-20241229012138965-983994921.png" xlink:type="simple" xlink:show="embed" xlink:actuate="onLoad"/></draw:frame></text:p>
      <text:p text:style-name="P1"> </text:p>
      <text:p text:style-name="P1"> <text:span text:style-name="T1">下载好后解压 运行 </text:span><text:span text:style-name="T2">CentOS7.exe </text:span><text:span text:style-name="T1">安装</text:span></text:p>
      <text:p text:style-name="P1"> </text:p>
      <text:p text:style-name="P1"><draw:frame draw:style-name="fr1" draw:name="图像3" text:anchor-type="as-char" svg:width="2cm" svg:height="1cm" draw:z-index="2"><draw:image xlink:href="https://img2024.cnblogs.com/blog/1451165/202412/1451165-20241229003531619-1138229374.png" xlink:type="simple" xlink:show="embed" xlink:actuate="onLoad"/></draw:frame></text:p>
      <text:p text:style-name="P1"><text:span text:style-name="T1">管理员权限打开  </text:span><text:span text:style-name="T2">Windows PowerShell  </text:span><text:span text:style-name="T1">输入命令查看 安装是否成功   </text:span><text:span text:style-name="T2">wsl -l  -v</text:span></text:p>
      <text:p text:style-name="P1"><draw:frame draw:style-name="fr1" draw:name="图像4" text:anchor-type="as-char" svg:width="2cm" svg:height="1cm" draw:z-index="3"><draw:image xlink:href="https://img2024.cnblogs.com/blog/1451165/202412/1451165-20241229003811041-2042337464.png" xlink:type="simple" xlink:show="embed" xlink:actuate="onLoad"/></draw:frame></text:p>
      <text:p text:style-name="P1"><draw:frame draw:style-name="fr1" draw:name="图像5" text:anchor-type="as-char" svg:width="2cm" svg:height="1cm" draw:z-index="4"><draw:image xlink:href="https://img2024.cnblogs.com/blog/1451165/202412/1451165-20241229004109721-546966384.png" xlink:type="simple" xlink:show="embed" xlink:actuate="onLoad"/></draw:frame></text:p>
      <text:section text:style-name="Sect1" text:name="highlighter_979429">
        <table:table table:name="表格1" table:style-name="表格1">
          <table:table-column table:style-name="表格1.A"/>
          <table:table-column table:style-name="表格1.B"/>
          <table:table-row>
            <table:table-cell table:style-name="表格1.A1" office:value-type="string">
              <text:p text:style-name="P3">1</text:p>
              <text:p text:style-name="P4">2</text:p>
              <text:p text:style-name="P3">3</text:p>
              <text:p text:style-name="P4">4</text:p>
              <text:p text:style-name="P3">5</text:p>
              <text:p text:style-name="P4">6</text:p>
              <text:p text:style-name="P3">7</text:p>
              <text:p text:style-name="P4">8<text:span text:style-name="T6"/></text:p>
            </table:table-cell>
            <table:table-cell table:style-name="表格1.A1" office:value-type="string">
              <text:p text:style-name="P5"><text:span text:style-name="Source_20_Text"><text:span text:style-name="T7">wsl </text:span></text:span><text:span text:style-name="Source_20_Text"><text:span text:style-name="T8">一些命令：</text:span></text:span></text:p>
              <text:p text:style-name="P6"> </text:p>
              <text:p text:style-name="P5"><text:span text:style-name="Source_20_Text"><text:span text:style-name="T7">1.wsl -l -</text:span></text:span><text:span text:style-name="Source_20_Text"><text:span text:style-name="T9">v</text:span></text:span><text:span text:style-name="T10"> </text:span><text:span text:style-name="Source_20_Text"><text:span text:style-name="T8">　　　　　　　　　　　　　　　　　  　　　　　　　　　　　　　　　　 　　　　　　　　　　</text:span></text:span><text:span text:style-name="Source_20_Text"><text:span text:style-name="T11">#</text:span></text:span><text:span text:style-name="Source_20_Text"><text:span text:style-name="T12">查看</text:span></text:span><text:span text:style-name="Source_20_Text"><text:span text:style-name="T11">wsl</text:span></text:span><text:span text:style-name="Source_20_Text"><text:span text:style-name="T12">安装的有效分发</text:span></text:span></text:p>
              <text:p text:style-name="P5"><text:span text:style-name="Source_20_Text"><text:span text:style-name="T13">2.wsl --</text:span></text:span><text:span text:style-name="Source_20_Text"><text:span text:style-name="T14">shutdown</text:span></text:span><text:span text:style-name="T15">  </text:span><text:span text:style-name="Source_20_Text"><text:span text:style-name="T16">　　　　　　　　　　　　　　　　　　　　　　　　　　　　　　 　　　　　　　　　　</text:span></text:span><text:span text:style-name="Source_20_Text"><text:span text:style-name="T17">#</text:span></text:span><text:span text:style-name="Source_20_Text"><text:span text:style-name="T18">关闭所有运行的分发</text:span></text:span></text:p>
              <text:p text:style-name="P5"><text:span text:style-name="Source_20_Text"><text:span text:style-name="T7">3.wsl --</text:span></text:span><text:span text:style-name="Source_20_Text"><text:span text:style-name="T9">export</text:span></text:span><text:span text:style-name="T10"> </text:span><text:span text:style-name="Source_20_Text"><text:span text:style-name="T7">Ubuntu-22.04 E:/Ubuntu-22.04.</text:span></text:span><text:span text:style-name="Source_20_Text"><text:span text:style-name="T9">tar</text:span></text:span><text:span text:style-name="T10">  </text:span><text:span text:style-name="Source_20_Text"><text:span text:style-name="T8">　　　　　　　　　　　　　　　　 　　　　　　</text:span></text:span><text:span text:style-name="Source_20_Text"><text:span text:style-name="T11">#</text:span></text:span><text:span text:style-name="Source_20_Text"><text:span text:style-name="T12">导出</text:span></text:span><text:span text:style-name="Source_20_Text"><text:span text:style-name="T11">Ubuntu-22.04 </text:span></text:span><text:span text:style-name="Source_20_Text"><text:span text:style-name="T12">到 </text:span></text:span><text:span text:style-name="Source_20_Text"><text:span text:style-name="T11">e</text:span></text:span><text:span text:style-name="Source_20_Text"><text:span text:style-name="T12">盘 </text:span></text:span><text:span text:style-name="Source_20_Text"><text:span text:style-name="T11">Ubuntu-22.04.tar</text:span></text:span></text:p>
              <text:p text:style-name="P5"><text:span text:style-name="Source_20_Text"><text:span text:style-name="T13">4.wsl --unregister Ubuntu-22.04       </text:span></text:span><text:span text:style-name="Source_20_Text"><text:span text:style-name="T16">　　　　　　　　　　　　　　　　　　　　　　 　　　　　　</text:span></text:span><text:span text:style-name="Source_20_Text"><text:span text:style-name="T17">#</text:span></text:span><text:span text:style-name="Source_20_Text"><text:span text:style-name="T18">卸载已安装的分发</text:span></text:span></text:p>
              <text:p text:style-name="P5"><text:span text:style-name="Source_20_Text"><text:span text:style-name="T7">5.wsl --</text:span></text:span><text:span text:style-name="Source_20_Text"><text:span text:style-name="T9">import</text:span></text:span><text:span text:style-name="T10"> </text:span><text:span text:style-name="Source_20_Text"><text:span text:style-name="T7">Ubuntu-22.04  E:/Ubuntu-22.04    E:/Ubuntu-22.04.</text:span></text:span><text:span text:style-name="Source_20_Text"><text:span text:style-name="T9">tar</text:span></text:span><text:span text:style-name="T10">  </text:span><text:span text:style-name="Source_20_Text"><text:span text:style-name="T7">--version 2 </text:span></text:span><text:span text:style-name="Source_20_Text"><text:span text:style-name="T8">　　  </text:span></text:span><text:span text:style-name="Source_20_Text"><text:span text:style-name="T11">#</text:span></text:span><text:span text:style-name="Source_20_Text"><text:span text:style-name="T12">导入刚刚导出的 </text:span></text:span><text:span text:style-name="Source_20_Text"><text:span text:style-name="T11">Ubuntu-22.04</text:span></text:span><text:span text:style-name="Source_20_Text"><text:span text:style-name="T12">《</text:span></text:span><text:span text:style-name="Source_20_Text"><text:span text:style-name="T11">linuxwsl.tar</text:span></text:span><text:span text:style-name="Source_20_Text"><text:span text:style-name="T12">》 到 </text:span></text:span><text:span text:style-name="Source_20_Text"><text:span text:style-name="T11">E:/linuxwsl</text:span></text:span><text:span text:style-name="Source_20_Text"><text:span text:style-name="T12">文件夹 并设置</text:span></text:span><text:span text:style-name="Source_20_Text"><text:span text:style-name="T11">wsl </text:span></text:span><text:span text:style-name="Source_20_Text"><text:span text:style-name="T12">版本为 </text:span></text:span><text:span text:style-name="Source_20_Text"><text:span text:style-name="T11">wsl2</text:span></text:span></text:p>
              <text:p text:style-name="P5"><text:span text:style-name="Source_20_Text"><text:span text:style-name="T13">6.wsl -d {</text:span></text:span><text:span text:style-name="Source_20_Text"><text:span text:style-name="T16">指定版本号</text:span></text:span><text:span text:style-name="Source_20_Text"><text:span text:style-name="T13">}</text:span></text:span><text:span text:style-name="Source_20_Text"><text:span text:style-name="T16">　　　　　　　　　　　　　　　　　　　　　　　　　　　　  　　　　　　　　　　　　</text:span></text:span><text:span text:style-name="Source_20_Text"><text:span text:style-name="T17">#</text:span></text:span><text:span text:style-name="Source_20_Text"><text:span text:style-name="T18">启动指定的版本</text:span></text:span></text:p>
            </table:table-cell>
          </table:table-row>
        </table:table>
        <text:p text:style-name="P7"/>
      </text:section>
      <text:p text:style-name="P8">　　</text:p>
      <text:p text:style-name="P1"> </text:p>
      <text:p text:style-name="P1"> </text:p>
      <text:p text:style-name="P2"><text:soft-page-break/><text:span text:style-name="T4">1.============================================</text:span><text:span text:style-name="Strong_20_Emphasis"><text:span text:style-name="T4">WSL2</text:span></text:span><text:span text:style-name="Strong_20_Emphasis"><text:span text:style-name="T3">安装的</text:span></text:span><text:span text:style-name="Strong_20_Emphasis"><text:span text:style-name="T4">LinuxCentOS7 </text:span></text:span><text:span text:style-name="Strong_20_Emphasis"><text:span text:style-name="T3">系统怎么修改</text:span></text:span><text:span text:style-name="Strong_20_Emphasis"><text:span text:style-name="T4">root</text:span></text:span><text:span text:style-name="Strong_20_Emphasis"><text:span text:style-name="T3">密码</text:span></text:span><text:span text:style-name="T3"> </text:span><text:span text:style-name="T4">====================================================</text:span><text:span text:style-name="T19"><text:line-break/></text:span><text:span text:style-name="T4">[root@DESKTOP-4ER0J8T ~]# sudo passwd root </text:span><text:span text:style-name="T3">　　　　 　　　　　　　　</text:span><text:span text:style-name="T4">#</text:span><text:span text:style-name="T3">如果在安装的时候，没用创建</text:span><text:span text:style-name="T4">root</text:span><text:span text:style-name="T3">用户，那么可以使用命令，直接修改密码。</text:span><text:span text:style-name="T19"><text:line-break/><text:line-break/></text:span><text:span text:style-name="T4">2.============================================</text:span><text:span text:style-name="Strong_20_Emphasis"><text:span text:style-name="T3">创建用户 并给用户 </text:span></text:span><text:span text:style-name="Strong_20_Emphasis"><text:span text:style-name="T4">root </text:span></text:span><text:span text:style-name="Strong_20_Emphasis"><text:span text:style-name="T3">权限</text:span></text:span><text:span text:style-name="T3"> </text:span><text:span text:style-name="T4">==================================================================</text:span><text:span text:style-name="T19"><text:line-break/></text:span><text:span text:style-name="T4">[root@DESKTOP-4ER0J8T ~]# sudo -i </text:span><text:span text:style-name="T3">　　　　　　　　　　 　　　　　　 　 </text:span><text:span text:style-name="T4">#</text:span><text:span text:style-name="T3">进入 </text:span><text:span text:style-name="T4">root </text:span><text:span text:style-name="T3">用户的</text:span><text:span text:style-name="T4">shell</text:span><text:span text:style-name="T19"><text:line-break/></text:span><text:span text:style-name="T4">[root@DESKTOP-4ER0J8T ~]# sudo -s command</text:span><text:span text:style-name="T3">　　　　　　　　　　　　　</text:span><text:span text:style-name="T4">#</text:span><text:span text:style-name="T3">以</text:span><text:span text:style-name="T4">root </text:span><text:span text:style-name="T3">身份执行</text:span><text:span text:style-name="T4">command</text:span><text:span text:style-name="T3">命令</text:span><text:span text:style-name="T19"><text:line-break/></text:span><text:span text:style-name="T4">[root@DESKTOP-4ER0J8T ~]# sudo adduser mysqlUser01 </text:span><text:span text:style-name="T3">　　 　　　　　　 </text:span><text:span text:style-name="T4">#</text:span><text:span text:style-name="T3">新建一个用户</text:span><text:span text:style-name="T19"><text:line-break/></text:span><text:span text:style-name="T4">[root@DESKTOP-4ER0J8T ~]# sudo passwd mysqlUser01  </text:span><text:span text:style-name="T3">　　　　　　　　 </text:span><text:span text:style-name="T4">#</text:span><text:span text:style-name="T3">使用 </text:span><text:span text:style-name="T4">passwd </text:span><text:span text:style-name="T3">给用户设置密码</text:span></text:p>
      <text:section text:style-name="Sect1" text:name="highlighter_332960">
        <table:table table:name="表格2" table:style-name="表格2">
          <table:table-column table:style-name="表格2.A"/>
          <table:table-column table:style-name="表格2.B"/>
          <table:table-row>
            <table:table-cell table:style-name="表格2.A1" office:value-type="string">
              <text:p text:style-name="P3">1</text:p>
              <text:p text:style-name="P4">2</text:p>
              <text:p text:style-name="P3">3</text:p>
              <text:p text:style-name="P4">4</text:p>
              <text:p text:style-name="P3">5<text:span text:style-name="T6"/></text:p>
            </table:table-cell>
            <table:table-cell table:style-name="表格2.A1" office:value-type="string">
              <text:p text:style-name="P5"><text:span text:style-name="Source_20_Text"><text:span text:style-name="T11">############ Changing password for user mysqlUser01.</text:span></text:span></text:p>
              <text:p text:style-name="P5"><text:span text:style-name="Source_20_Text"><text:span text:style-name="T17">############ New password:</text:span></text:span></text:p>
              <text:p text:style-name="P5"><text:span text:style-name="Source_20_Text"><text:span text:style-name="T11">############ BAD PASSWORD: The password is shorter than 8 characters</text:span></text:span></text:p>
              <text:p text:style-name="P5"><text:span text:style-name="Source_20_Text"><text:span text:style-name="T17">############ Retype new password:</text:span></text:span></text:p>
              <text:p text:style-name="P5"><text:span text:style-name="Source_20_Text"><text:span text:style-name="T11">############ passwd: all authentication tokens updated successfully.</text:span></text:span><text:span text:style-name="T20"/></text:p>
            </table:table-cell>
          </table:table-row>
        </table:table>
        <text:p text:style-name="P7"/>
      </text:section>
      <text:p text:style-name="P1"><text:span text:style-name="T21"><text:line-break/></text:span><text:span text:style-name="T2">[root@DESKTOP-4ER0J8T ~]# sudo usermod -aG wheel mysqlUser01 </text:span><text:span text:style-name="T1">　　 </text:span><text:span text:style-name="T2">#</text:span><text:span text:style-name="T1">使用</text:span><text:span text:style-name="T2">usermod </text:span><text:span text:style-name="T1">命令将用户添加到</text:span><text:span text:style-name="T2">wheel</text:span><text:span text:style-name="T1">组</text:span><text:span text:style-name="T21"><text:line-break/></text:span><text:span text:style-name="T2">[root@DESKTOP-4ER0J8T ~]# su - mysqlUser01</text:span><text:span text:style-name="T1">　　　　　　　　　　　　</text:span><text:span text:style-name="T2">#</text:span><text:span text:style-name="T1">切换到 新用户</text:span><text:span text:style-name="T21"><text:line-break/></text:span><text:span text:style-name="T2">[mysqlUser01  @DESKTOP-4ER0J8T ~]$ sudo whoami</text:span><text:span text:style-name="T1">　　　　　　　　　</text:span><text:span text:style-name="T2">#whoami</text:span></text:p>
      <text:section text:style-name="Sect1" text:name="highlighter_690871">
        <table:table table:name="表格3" table:style-name="表格3">
          <table:table-column table:style-name="表格3.A"/>
          <table:table-column table:style-name="表格3.B"/>
          <table:table-row>
            <table:table-cell table:style-name="表格3.A1" office:value-type="string">
              <text:p text:style-name="P3">1</text:p>
              <text:p text:style-name="P4">2</text:p>
              <text:p text:style-name="P3">3</text:p>
              <text:p text:style-name="P4">4</text:p>
              <text:p text:style-name="P3">5</text:p>
              <text:p text:style-name="P4">6</text:p>
              <text:p text:style-name="P3">7</text:p>
              <text:p text:style-name="P4">8</text:p>
              <text:p text:style-name="P3">9<text:span text:style-name="T6"/></text:p>
            </table:table-cell>
            <table:table-cell table:style-name="表格3.A1" office:value-type="string">
              <text:p text:style-name="P5"><text:span text:style-name="Source_20_Text"><text:span text:style-name="T11">############ We trust you have received the usual lecture from the local System</text:span></text:span></text:p>
              <text:p text:style-name="P5"><text:span text:style-name="Source_20_Text"><text:span text:style-name="T17">############ Administrator. It usually boils down to these three things:</text:span></text:span></text:p>
              <text:p text:style-name="P9"> </text:p>
              <text:p text:style-name="P5"><text:span text:style-name="Source_20_Text"><text:span text:style-name="T17">############# 1) Respect the privacy of others.</text:span></text:span></text:p>
              <text:p text:style-name="P5"><text:span text:style-name="Source_20_Text"><text:span text:style-name="T11">############# 2) Think before you type.</text:span></text:span></text:p>
              <text:p text:style-name="P5"><text:span text:style-name="Source_20_Text"><text:span text:style-name="T17">############# 3) With great power comes great responsibility.</text:span></text:span></text:p>
              <text:p text:style-name="P9"> </text:p>
              <text:p text:style-name="P5"><text:span text:style-name="Source_20_Text"><text:span text:style-name="T17">############ [sudo] password for mysqlUser01  :</text:span></text:span></text:p>
              <text:p text:style-name="P5"><text:span text:style-name="Source_20_Text"><text:span text:style-name="T11">############ root </text:span></text:span><text:span text:style-name="Source_20_Text"><text:span text:style-name="T12">　　　　 </text:span></text:span><text:span text:style-name="Source_20_Text"><text:span text:style-name="T11">#</text:span></text:span><text:span text:style-name="Source_20_Text"><text:span text:style-name="T12">显示</text:span></text:span><text:span text:style-name="Source_20_Text"><text:span text:style-name="T11">root </text:span></text:span><text:span text:style-name="Source_20_Text"><text:span text:style-name="T12">说明获得了 </text:span></text:span><text:span text:style-name="Source_20_Text"><text:span text:style-name="T11">root</text:span></text:span><text:span text:style-name="Source_20_Text"><text:span text:style-name="T12">权限</text:span></text:span></text:p>
            </table:table-cell>
          </table:table-row>
        </table:table>
        <text:p text:style-name="P7"/>
      </text:section>
      <text:p text:style-name="P8">　　</text:p>
      <text:p text:style-name="P2"><text:soft-page-break/><text:span text:style-name="T19"><text:line-break/></text:span><text:span text:style-name="T4">3.============================================</text:span><text:span text:style-name="Strong_20_Emphasis"><text:span text:style-name="T3">更新 </text:span></text:span><text:span text:style-name="Strong_20_Emphasis"><text:span text:style-name="T4">yum list </text:span></text:span><text:span text:style-name="Strong_20_Emphasis"><text:span text:style-name="T3">错误解决</text:span></text:span><text:span text:style-name="T4">===========================================================================</text:span></text:p>
      <text:p text:style-name="P10"><draw:a xlink:type="simple" xlink:href="javascript:void(0);"><draw:frame draw:style-name="fr1" draw:name="图像6" text:anchor-type="as-char" svg:width="2.053cm" svg:height="1.053cm" draw:z-index="5"><draw:image xlink:href="https://assets.cnblogs.com/images/copycode.gif" xlink:type="simple" xlink:show="embed" xlink:actuate="onLoad"/><svg:title>复制代码</svg:title></draw:frame></draw:a></text:p>
      <text:p text:style-name="P11">############ Loaded plugins: fastestmirror</text:p>
      <text:p text:style-name="P11">############ Determining fastest mirrors</text:p>
      <text:p text:style-name="P11">############ Could not retrieve mirrorlist http:<text:span text:style-name="T22">//mirrorlist.centos.org/?release=7&amp;arch=x86_64&amp;repo=os&amp;infra=genclo error was</text:span></text:p>
      <text:p text:style-name="P11">############ <text:span text:style-name="T23">14</text:span>: curl#<text:span text:style-name="T23">7</text:span> - <text:span text:style-name="T24">"Failed connect to mirrorlist.centos.org:80; Connection refused"</text:span></text:p>
      <text:p text:style-name="P11">############ One of the configured repositories failed (Unknown),</text:p>
      <text:p text:style-name="P11">############ and yum doesn<text:span text:style-name="T24">'t have enough cached data to continue. At this point the only</text:span></text:p>
      <text:p text:style-name="P11">############ safe thing yum can <text:span text:style-name="T25">do</text:span> <text:span text:style-name="T25">is</text:span> fail. There are a few ways to work <text:span text:style-name="T24">"fix"</text:span> <text:span text:style-name="T25">this</text:span>:</text:p>
      <text:p text:style-name="P11">############ <text:span text:style-name="T23">1</text:span>. Contact the upstream <text:span text:style-name="T25">for</text:span> the repository and <text:span text:style-name="T25">get</text:span> them to fix the problem.</text:p>
      <text:p text:style-name="P11">############ <text:span text:style-name="T23">2</text:span>. Reconfigure the baseurl/etc. <text:span text:style-name="T25">for</text:span> the repository, to point to a working</text:p>
      <text:p text:style-name="P11">############ upstream. This <text:span text:style-name="T25">is</text:span> most often useful <text:span text:style-name="T25">if</text:span> you are <text:span text:style-name="T25">using</text:span> a newer</text:p>
      <text:p text:style-name="P11"><text:soft-page-break/>############ distribution release than <text:span text:style-name="T25">is</text:span> supported by the repository (and the</text:p>
      <text:p text:style-name="P11">############ packages <text:span text:style-name="T25">for</text:span> the previous distribution release still work).</text:p>
      <text:p text:style-name="P11">############ <text:span text:style-name="T23">3</text:span>. Run the command with the repository temporarily disabled</text:p>
      <text:p text:style-name="P11">############ yum --disablerepo=&lt;repoid&gt; ...</text:p>
      <text:p text:style-name="P11">############ <text:span text:style-name="T23">4</text:span>. Disable the repository permanently, so yum won<text:span text:style-name="T24">'t use it by default. Yum</text:span></text:p>
      <text:p text:style-name="P11">############ will then just ignore the repository until you permanently enable it</text:p>
      <text:p text:style-name="P11">############ again or use --enablerepo <text:span text:style-name="T25">for</text:span> temporary usage:</text:p>
      <text:p text:style-name="P11">############ yum-config-manager --disable &lt;repoid&gt;</text:p>
      <text:p text:style-name="P11">############ or</text:p>
      <text:p text:style-name="P11">############ subscription-manager repos --disable=&lt;repoid&gt;</text:p>
      <text:p text:style-name="P11">############ <text:span text:style-name="T23">5</text:span>. Configure the failing repository to be skipped, <text:span text:style-name="T25">if</text:span> it <text:span text:style-name="T25">is</text:span> unavailable.</text:p>
      <text:p text:style-name="P11">############ Note that yum will <text:span text:style-name="T25">try</text:span> to contact the repo. when it runs most commands,</text:p>
      <text:p text:style-name="P11">############ so will have to <text:span text:style-name="T25">try</text:span> and fail each time (and thus. yum will be be much</text:p>
      <text:p text:style-name="P11">############ slower). If it <text:span text:style-name="T25">is</text:span> a very temporary problem though, <text:span text:style-name="T25">this</text:span> <text:span text:style-name="T25">is</text:span> often a nice</text:p>
      <text:p text:style-name="P11"><text:soft-page-break/>############ compromise:</text:p>
      <text:p text:style-name="P11">############ yum-config-manager --save --setopt=&lt;repoid&gt;.skip_if_unavailable=<text:span text:style-name="T25">true</text:span></text:p>
      <text:p text:style-name="P11">############ Cannot find a valid baseurl <text:span text:style-name="T25">for</text:span> repo: <text:span text:style-name="T25">base</text:span>/<text:span text:style-name="T23">7</text:span>/x86_64</text:p>
      <text:p text:style-name="P10"><draw:a xlink:type="simple" xlink:href="javascript:void(0);"><draw:frame draw:style-name="fr1" draw:name="图像7" text:anchor-type="as-char" svg:width="2.053cm" svg:height="1.053cm" draw:z-index="6"><draw:image xlink:href="https://assets.cnblogs.com/images/copycode.gif" xlink:type="simple" xlink:show="embed" xlink:actuate="onLoad"/><svg:title>复制代码</svg:title></draw:frame></draw:a></text:p>
      <text:p text:style-name="P1"> </text:p>
      <text:p text:style-name="P1"><text:span text:style-name="T21"><text:line-break/></text:span><text:span text:style-name="T1">删除官方镜像源</text:span><text:span text:style-name="T21"><text:line-break/></text:span><text:span text:style-name="T2">[root@DESKTOP-4ER0J8T /]# rm /etc/yum.repos.d/CentOS-Base.repo</text:span></text:p>
      <text:section text:style-name="Sect1" text:name="highlighter_211880"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P3">1<text:span text:style-name="T6"/></text:p>
            </table:table-cell>
            <table:table-cell table:style-name="表格4.A1" office:value-type="string">
              <text:p text:style-name="P5"><text:span text:style-name="Source_20_Text"><text:span text:style-name="T11">############ rm: remove write-protected regular file ‘/etc/yum.repos.d/CentOS-Base.repo’? y</text:span></text:span><text:span text:style-name="T20"/></text:p>
            </table:table-cell>
          </table:table-row>
        </table:table>
        <text:p text:style-name="P7"/>
      </text:section>
      <text:p text:style-name="P1"><text:span text:style-name="T21"><text:line-break/></text:span><text:span text:style-name="T1">更换阿里云镜像源</text:span><text:span text:style-name="T21"><text:line-break/></text:span><text:span text:style-name="T2">[root@DESKTOP-4ER0J8T /]# curl -o /etc/yum.repos.d/CentOS-Base.repo https://mirrors.aliyun.com/repo/Centos-7.repo</text:span></text:p>
      <text:section text:style-name="Sect1" text:name="highlighter_456164">
        <table:table table:name="表格5" table:style-name="表格5">
          <table:table-column table:style-name="表格5.A"/>
          <table:table-column table:style-name="表格5.B"/>
          <table:table-row>
            <table:table-cell table:style-name="表格5.A1" office:value-type="string">
              <text:p text:style-name="P3">1</text:p>
              <text:p text:style-name="P4">2</text:p>
              <text:p text:style-name="P3">3<text:span text:style-name="T6"/></text:p>
            </table:table-cell>
            <table:table-cell table:style-name="表格5.A1" office:value-type="string">
              <text:p text:style-name="P5"><text:span text:style-name="Source_20_Text"><text:span text:style-name="T11">############ % Total % Received % Xferd Average Speed Time Time Time Current</text:span></text:span></text:p>
              <text:p text:style-name="P5"><text:span text:style-name="Source_20_Text"><text:span text:style-name="T17">############ Dload Upload Total Spent Left Speed</text:span></text:span></text:p>
              <text:p text:style-name="P5"><text:span text:style-name="Source_20_Text"><text:span text:style-name="T11">############ 100 2523 100 2523 0 0 6560 0 --:--:-- --:--:-- --:--:-- 6553</text:span></text:span><text:span text:style-name="T20"/></text:p>
            </table:table-cell>
          </table:table-row>
        </table:table>
        <text:p text:style-name="P7"/>
      </text:section>
      <text:p text:style-name="P1"><text:span text:style-name="T1">最后执行测试命令，</text:span><text:span text:style-name="T21"><text:line-break/></text:span><text:span text:style-name="T2">[root@DESKTOP-4ER0J8T /]# yum list -y #</text:span><text:span text:style-name="T1">检查是否可用</text:span><text:span text:style-name="T21"><text:line-break/></text:span><text:span text:style-name="T2">[root@DESKTOP-4ER0J8T /]# yum install wget -y #</text:span><text:span text:style-name="T1">安装</text:span><text:span text:style-name="T2">wget</text:span><text:span text:style-name="T21"><text:line-break/></text:span><text:span text:style-name="T2">[root@DESKTOP-4ER0J8T /]# yum install vim -y #</text:span><text:span text:style-name="T1">安装</text:span><text:span text:style-name="T2">vim</text:span></text:p>
      <text:p text:style-name="P1"> </text:p>
      <text:p text:style-name="P2"><text:span text:style-name="T19"><text:line-break/></text:span><text:span text:style-name="T4">4. ============================================ </text:span><text:span text:style-name="Strong_20_Emphasis"><text:span text:style-name="T4">systemctl </text:span></text:span><text:span text:style-name="Strong_20_Emphasis"><text:span text:style-name="T3">命令 </text:span></text:span><text:span text:style-name="Strong_20_Emphasis"><text:span text:style-name="T4">wsl2 centOS7 </text:span></text:span><text:span text:style-name="Strong_20_Emphasis"><text:span text:style-name="T3">无法获得</text:span></text:span><text:span text:style-name="Strong_20_Emphasis"><text:span text:style-name="T4">D-Bus</text:span></text:span><text:span text:style-name="Strong_20_Emphasis"><text:span text:style-name="T3">连接：不允许操作 问题</text:span></text:span><text:span text:style-name="T3"> </text:span><text:span text:style-name="T26">Failed to get D-Bus connection: Operation not permitted</text:span><text:span text:style-name="T4">===============================================</text:span><text:span text:style-name="T19"><text:line-break/></text:span><text:span text:style-name="T4">**systemd</text:span><text:span text:style-name="T3">没有启用引起的，其它</text:span><text:span text:style-name="T4">Linux</text:span><text:span text:style-name="T3">发行版上默认还是</text:span><text:span text:style-name="T4">init</text:span><text:span text:style-name="T3">，以下命令来查看</text:span><text:span text:style-name="T19"><text:line-break/></text:span><text:span text:style-name="T4">[root@DESKTOP-4ER0J8T /]# ps --no-headers -o comm 1</text:span></text:p>
      <text:section text:style-name="Sect1" text:name="highlighter_35753">
        <table:table table:name="表格6" table:style-name="表格6">
          <table:table-column table:style-name="表格6.A"/>
          <table:table-column table:style-name="表格6.B"/>
          <text:soft-page-break/>
          <table:table-row>
            <table:table-cell table:style-name="表格6.A1" office:value-type="string">
              <text:p text:style-name="P3">1<text:span text:style-name="T6"/></text:p>
            </table:table-cell>
            <table:table-cell table:style-name="表格6.A1" office:value-type="string">
              <text:p text:style-name="P5"><text:span text:style-name="Source_20_Text"><text:span text:style-name="T11">############ init(CentOS7) #</text:span></text:span><text:span text:style-name="Source_20_Text"><text:span text:style-name="T12">显示</text:span></text:span><text:span text:style-name="Source_20_Text"><text:span text:style-name="T11">init</text:span></text:span></text:p>
            </table:table-cell>
          </table:table-row>
        </table:table>
        <text:p text:style-name="P7"/>
      </text:section>
      <text:p text:style-name="P1"><text:span text:style-name="T2">**</text:span><text:span text:style-name="T1">给</text:span><text:span text:style-name="T2">CentOS</text:span><text:span text:style-name="T1">添加</text:span><text:span text:style-name="T2">wsl.conf</text:span><text:span text:style-name="T1">配置文件</text:span><text:span text:style-name="T2">(</text:span><text:span text:style-name="T1">设置</text:span><text:span text:style-name="T2">systemd</text:span><text:span text:style-name="T1">为启用</text:span><text:span text:style-name="T2">)</text:span><text:span text:style-name="T1">，可通过下面命令来完成：</text:span><text:span text:style-name="T21"><text:line-break/></text:span><text:span text:style-name="T2">[root@DESKTOP-4ER0J8T /]# echo -e "[boot]\nsystemd=true" | sudo tee -a /etc/wsl.conf</text:span></text:p>
      <text:section text:style-name="Sect1" text:name="highlighter_855276">
        <table:table table:name="表格7" table:style-name="表格7">
          <table:table-column table:style-name="表格7.A"/>
          <table:table-column table:style-name="表格7.B"/>
          <table:table-row>
            <table:table-cell table:style-name="表格7.A1" office:value-type="string">
              <text:p text:style-name="P3">1</text:p>
              <text:p text:style-name="P4">2<text:span text:style-name="T6"/></text:p>
            </table:table-cell>
            <table:table-cell table:style-name="表格7.A1" office:value-type="string">
              <text:p text:style-name="P5"><text:span text:style-name="Source_20_Text"><text:span text:style-name="T11">############ [boot]</text:span></text:span></text:p>
              <text:p text:style-name="P5"><text:span text:style-name="Source_20_Text"><text:span text:style-name="T17">############ systemd=true</text:span></text:span><text:span text:style-name="T27"/></text:p>
            </table:table-cell>
          </table:table-row>
        </table:table>
        <text:p text:style-name="P7"/>
      </text:section>
      <text:p text:style-name="P1"> </text:p>
      <text:p text:style-name="P1"><text:span text:style-name="T1">重启</text:span><text:span text:style-name="T2">centOS7 </text:span><text:span text:style-name="T1">测试</text:span></text:p>
      <text:section text:style-name="Sect1" text:name="highlighter_113598">
        <table:table table:name="表格8" table:style-name="表格8">
          <table:table-column table:style-name="表格8.A"/>
          <table:table-column table:style-name="表格8.B"/>
          <table:table-row>
            <table:table-cell table:style-name="表格8.A1" office:value-type="string">
              <text:p text:style-name="P3">1</text:p>
              <text:p text:style-name="P4">2</text:p>
              <text:p text:style-name="P3">3<text:span text:style-name="T6"/></text:p>
            </table:table-cell>
            <table:table-cell table:style-name="表格8.A1" office:value-type="string">
              <text:p text:style-name="P5"><text:span text:style-name="Source_20_Text"><text:span text:style-name="T7">[root@DESKTOP-4ER0J8T /] </text:span></text:span><text:span text:style-name="Source_20_Text"><text:span text:style-name="T9">exit</text:span></text:span></text:p>
              <text:p text:style-name="P5"><text:span text:style-name="Source_20_Text"><text:span text:style-name="T13">wsl --</text:span></text:span><text:span text:style-name="Source_20_Text"><text:span text:style-name="T14">shutdown</text:span></text:span><text:span text:style-name="T15"> </text:span></text:p>
              <text:p text:style-name="P5"><text:span text:style-name="Source_20_Text"><text:span text:style-name="T7">wsl -d CentOS7</text:span></text:span><text:span text:style-name="T28"/></text:p>
            </table:table-cell>
          </table:table-row>
        </table:table>
        <text:p text:style-name="P7"/>
      </text:section>
      <text:p text:style-name="P8">　　</text:p>
      <text:p text:style-name="P12">[root@DESKTOP-4ER0J8T ~]# systemctl</text:p>
      <text:p text:style-name="P1"><draw:frame draw:style-name="fr1" draw:name="图像8" text:anchor-type="as-char" svg:width="2cm" svg:height="1cm" draw:z-index="7"><draw:image xlink:href="https://img2024.cnblogs.com/blog/1451165/202412/1451165-20241229010706154-1507607044.png" xlink:type="simple" xlink:show="embed" xlink:actuate="onLoad"/></draw:frame></text:p>
      <text:p text:style-name="P1"> </text:p>
      <text:p text:style-name="P2"><text:span text:style-name="T3">　　</text:span><text:span text:style-name="T4">ctrl+c </text:span><text:span text:style-name="T3">退出 </text:span><text:span text:style-name="T19"><text:line-break/></text:span><text:span text:style-name="T3">　　相关博客：</text:span><text:a xlink:type="simple" xlink:href="https://www.cnblogs.com/fengjq/p/17616874.html%20" office:target-frame-name="_blank" xlink:show="new" text:style-name="Internet_20_link" text:visited-style-name="Visited_20_Internet_20_Link"><text:span text:style-name="T5">https://www.cnblogs.com/fengjq/p/17616874.html </text:span></text:a><text:span text:style-name="T3">查看详细说明</text:span><text:span text:style-name="T19"><text:line-break/><text:line-break/></text:span><text:span text:style-name="T4">5.============================================ </text:span><text:span text:style-name="Strong_20_Emphasis"><text:span text:style-name="T4">WSL2- </text:span></text:span><text:span text:style-name="Strong_20_Emphasis"><text:span text:style-name="T3">使用</text:span></text:span><text:span text:style-name="Strong_20_Emphasis"><text:span text:style-name="T4">Shell</text:span></text:span><text:span text:style-name="Strong_20_Emphasis"><text:span text:style-name="T3">工具连接</text:span></text:span><text:span text:style-name="Strong_20_Emphasis"><text:span text:style-name="T4">centOS7</text:span></text:span><text:span text:style-name="T4"> ==================================================================================</text:span><text:span text:style-name="T19"><text:line-break/></text:span><text:span text:style-name="T4">[root@DESKTOP-4ER0J8T ~]# sudo netstat -tulnp | grep :22 #</text:span><text:span text:style-name="T3">检查是否启动了 </text:span><text:span text:style-name="T4">SSH</text:span><text:span text:style-name="T3">默认端口（通常是</text:span><text:span text:style-name="T4">22</text:span><text:span text:style-name="T3">）。如果没有执行下面步骤</text:span><text:span text:style-name="T19"><text:line-break/></text:span><text:span text:style-name="T4">[root@DESKTOP-4ER0J8T ~]# yum install openssh-server -y #</text:span><text:span text:style-name="T3">安装</text:span><text:span text:style-name="T4">openSSH </text:span><text:span text:style-name="T3">服务</text:span></text:p>
      <text:section text:style-name="Sect1" text:name="highlighter_884733">
        <table:table table:name="表格9" table:style-name="表格9">
          <table:table-column table:style-name="表格9.A"/>
          <table:table-column table:style-name="表格9.B"/>
          <text:soft-page-break/>
          <table:table-row>
            <table:table-cell table:style-name="表格9.A1" office:value-type="string">
              <text:p text:style-name="P3">1</text:p>
              <text:p text:style-name="P4">2</text:p>
              <text:p text:style-name="P3">3</text:p>
              <text:p text:style-name="P4">4</text:p>
              <text:p text:style-name="P3">5</text:p>
              <text:p text:style-name="P4">6</text:p>
              <text:p text:style-name="P3">7</text:p>
              <text:p text:style-name="P4">8</text:p>
              <text:p text:style-name="P3">9</text:p>
              <text:p text:style-name="P4">10</text:p>
              <text:p text:style-name="P3">11</text:p>
              <text:p text:style-name="P4">12</text:p>
              <text:p text:style-name="P3">13</text:p>
              <text:p text:style-name="P4">14</text:p>
              <text:p text:style-name="P3">15</text:p>
              <text:p text:style-name="P4">16</text:p>
              <text:p text:style-name="P3">17</text:p>
              <text:p text:style-name="P4">18</text:p>
              <text:p text:style-name="P3">19<text:span text:style-name="T6"/></text:p>
            </table:table-cell>
            <table:table-cell table:style-name="表格9.A1" office:value-type="string">
              <text:p text:style-name="P5"><text:span text:style-name="Source_20_Text"><text:span text:style-name="T11">############ Loaded plugins: fastestmirror</text:span></text:span></text:p>
              <text:p text:style-name="P5"><text:span text:style-name="Source_20_Text"><text:span text:style-name="T17">############ Loading mirror speeds from cached hostfile</text:span></text:span></text:p>
              <text:p text:style-name="P5"><text:span text:style-name="Source_20_Text"><text:span text:style-name="T11">############ * base: mirrors.aliyun.com</text:span></text:span></text:p>
              <text:p text:style-name="P5"><text:span text:style-name="Source_20_Text"><text:span text:style-name="T17">############ * extras: mirrors.aliyun.com</text:span></text:span></text:p>
              <text:p text:style-name="P5"><text:span text:style-name="Source_20_Text"><text:span text:style-name="T11">############ * updates: mirrors.aliyun.com</text:span></text:span></text:p>
              <text:p text:style-name="P5"><text:span text:style-name="Source_20_Text"><text:span text:style-name="T17">############ Resolving Dependencies</text:span></text:span></text:p>
              <text:p text:style-name="P5"><text:span text:style-name="Source_20_Text"><text:span text:style-name="T11">############ --&gt; Running transaction check</text:span></text:span></text:p>
              <text:p text:style-name="P5"><text:span text:style-name="Source_20_Text"><text:span text:style-name="T17">############ ---&gt; Package openssh-server.x86_64 0:7.4p1-22.el7_9 will be updated</text:span></text:span></text:p>
              <text:p text:style-name="P5"><text:span text:style-name="Source_20_Text"><text:span text:style-name="T11">############ ---&gt; Package openssh-server.x86_64 0:7.4p1-23.el7_9 will be an update</text:span></text:span></text:p>
              <text:p text:style-name="P5"><text:span text:style-name="Source_20_Text"><text:span text:style-name="T17">############ --&gt; Processing Dependency: openssh = 7.4p1-23.el7_9 for package: openssh-server-7.4p1-23.el7_9.x86_64</text:span></text:span></text:p>
              <text:p text:style-name="P5"><text:span text:style-name="Source_20_Text"><text:span text:style-name="T11">############ --&gt; Running transaction check</text:span></text:span></text:p>
              <text:p text:style-name="P5"><text:span text:style-name="Source_20_Text"><text:span text:style-name="T17">############ ---&gt; Package openssh.x86_64 0:7.4p1-22.el7_9 will be updated</text:span></text:span></text:p>
              <text:p text:style-name="P5"><text:span text:style-name="Source_20_Text"><text:span text:style-name="T11">############ --&gt; Processing Dependency: openssh = 7.4p1-22.el7_9 for package: openssh-clients-7.4p1-22.el7_9.x86_64</text:span></text:span></text:p>
              <text:p text:style-name="P5"><text:span text:style-name="Source_20_Text"><text:span text:style-name="T17">############ ...........</text:span></text:span></text:p>
              <text:p text:style-name="P5"><text:span text:style-name="Source_20_Text"><text:span text:style-name="T11">############ Updated:</text:span></text:span></text:p>
              <text:p text:style-name="P5"><text:span text:style-name="Source_20_Text"><text:span text:style-name="T17">############ openssh-server.x86_64 0:7.4p1-23.el7_9</text:span></text:span></text:p>
              <text:p text:style-name="P5"><text:span text:style-name="Source_20_Text"><text:span text:style-name="T11">############ Dependency Updated:</text:span></text:span></text:p>
              <text:p text:style-name="P5"><text:span text:style-name="Source_20_Text"><text:span text:style-name="T17">############ openssh.x86_64 0:7.4p1-23.el7_9 openssh-clients.x86_64 0:7.4p1-23.el7_9</text:span></text:span></text:p>
              <text:p text:style-name="P5"><text:span text:style-name="Source_20_Text"><text:span text:style-name="T11">############ Complete!</text:span></text:span><text:span text:style-name="T20"/></text:p>
            </table:table-cell>
          </table:table-row>
        </table:table>
        <text:p text:style-name="P7"/>
      </text:section>
      <text:p text:style-name="P1"><text:span text:style-name="T2">[root@DESKTOP-4ER0J8T ~]# systemctl start sshd #</text:span><text:span text:style-name="T1">启动</text:span><text:span text:style-name="T2">ssh </text:span><text:span text:style-name="T1">服务 （第一次启动有点慢， 等一等，另开一个窗口 </text:span><text:span text:style-name="T2">systemctl status sshd </text:span><text:span text:style-name="T1">查询一下状态），</text:span></text:p>
      <text:p text:style-name="P1"><draw:frame draw:style-name="fr1" draw:name="图像9" text:anchor-type="as-char" svg:width="2cm" svg:height="1cm" draw:z-index="8"><draw:image xlink:href="https://img2024.cnblogs.com/blog/1451165/202412/1451165-20241229011135559-2067246860.png" xlink:type="simple" xlink:show="embed" xlink:actuate="onLoad"/></draw:frame></text:p>
      <text:p text:style-name="P1"><text:span text:style-name="T2">[root@DESKTOP-4ER0J8T ~]# sudo netstat -tulnp | grep :22 #</text:span><text:span text:style-name="T1">检查是否启动了 </text:span><text:span text:style-name="T2">SSH</text:span><text:span text:style-name="T1">默认端口（通常是</text:span><text:span text:style-name="T2">22</text:span><text:span text:style-name="T1">）。如果没有执行下面步骤</text:span></text:p>
      <text:p text:style-name="P1"><text:span text:style-name="T21"><text:line-break/></text:span><text:span text:style-name="T2">[root@DESKTOP-4ER0J8T ~]# vim /etc/ssh/sshd_config #</text:span><text:span text:style-name="T1">修改</text:span><text:span text:style-name="T2">sshd_config </text:span><text:span text:style-name="T1">文件中行号的内容，如果没有 </text:span><text:span text:style-name="T2">vim </text:span><text:span text:style-name="T1">使用</text:span><text:span text:style-name="T2">yum install vim </text:span><text:span text:style-name="T1">安装一个</text:span><text:span text:style-name="T21"><text:line-break/></text:span><text:span text:style-name="T2">17</text:span><text:span text:style-name="T1">行 </text:span><text:span text:style-name="T2">Port 22</text:span><text:span text:style-name="T21"><text:line-break/></text:span><text:span text:style-name="T2">19</text:span><text:span text:style-name="T1">行 </text:span><text:span text:style-name="T2">ListenAddress 0.0.0.0</text:span><text:span text:style-name="T21"><text:line-break/></text:span><text:span text:style-name="T2">20</text:span><text:span text:style-name="T1">行 </text:span><text:span text:style-name="T2">ListenAddress ::</text:span><text:span text:style-name="T21"><text:line-break/></text:span><text:span text:style-name="T2">22</text:span><text:span text:style-name="T1">行 </text:span><text:span text:style-name="T2">HostKey /etc/ssh/ssh_host_rsa_key</text:span><text:span text:style-name="T21"><text:line-break/></text:span><text:span text:style-name="T2">24</text:span><text:span text:style-name="T1">行 </text:span><text:span text:style-name="T2">HostKey /etc/ssh/ssh_host_ecdsa_key</text:span><text:span text:style-name="T21"><text:line-break/></text:span><text:span text:style-name="T2">25</text:span><text:span text:style-name="T1">行 </text:span><text:span text:style-name="T2">HostKey /etc/ssh/ssh_host_ed25519_key</text:span><text:span text:style-name="T21"><text:line-break/></text:span><text:span text:style-name="T2">38</text:span><text:span text:style-name="T1">行 </text:span><text:span text:style-name="T2">PermitRootLogin yes</text:span><text:span text:style-name="T21"><text:line-break/></text:span><text:span text:style-name="T2">65</text:span><text:span text:style-name="T1">行 </text:span><text:span text:style-name="T2">PasswordAuthentication yes</text:span><text:span text:style-name="T21"><text:line-break/><text:line-break/></text:span><text:span text:style-name="T2">[root@DESKTOP-4ER0J8T ~]# sudo netstat -tulnp | grep :22 #</text:span><text:span text:style-name="T1">检查是否启动了 </text:span><text:span text:style-name="T2">SSH</text:span><text:span text:style-name="T1">默认端口（通常是</text:span><text:span text:style-name="T2">22</text:span><text:span text:style-name="T1">）。 （如果</text:span><text:span text:style-name="T2">netstat</text:span><text:span text:style-name="T1">不可用，你可能需要安装</text:span><text:span text:style-name="T2">net-tools</text:span><text:span text:style-name="T1">包。</text:span><text:span text:style-name="T2">yum install net-tools</text:span><text:span text:style-name="T1">）</text:span></text:p>
      <text:p text:style-name="P1"><draw:frame draw:style-name="fr1" draw:name="图像10" text:anchor-type="as-char" svg:width="2cm" svg:height="1cm" draw:z-index="9"><draw:image xlink:href="https://img2024.cnblogs.com/blog/1451165/202412/1451165-20241229011232830-1402185626.png" xlink:type="simple" xlink:show="embed" xlink:actuate="onLoad"/></draw:frame></text:p>
      <text:p text:style-name="P1"><text:soft-page-break/> </text:p>
      <text:p text:style-name="P1"><text:span text:style-name="T2">[root@DESKTOP-4ER0J8T ~]# ifconfig #</text:span><text:span text:style-name="T1">查看</text:span><text:span text:style-name="T2">ip</text:span><text:span text:style-name="T1">地址（如果没有</text:span><text:span text:style-name="T2">ifconfig </text:span><text:span text:style-name="T1">使用 </text:span><text:span text:style-name="T2">ip addr </text:span><text:span text:style-name="T1">） 并使用 </text:span><text:span text:style-name="T2">ssh </text:span><text:span text:style-name="T1">连接 </text:span><text:span text:style-name="T2">wsl2</text:span><text:span text:style-name="T1">里的</text:span><text:span text:style-name="T2">centOS7</text:span><text:span text:style-name="T21"><text:line-break/></text:span><text:span text:style-name="T2">=============================================================================end====================================================================================</text:span><text:span text:style-name="T21"><text:line-break/></text:span><text:span text:style-name="T1">小知识：</text:span><text:span text:style-name="T21"><text:line-break/></text:span><text:span text:style-name="T1">【</text:span><text:span text:style-name="T2">1</text:span><text:span text:style-name="T1">】</text:span><text:span text:style-name="T21"><text:line-break/></text:span><text:span text:style-name="T2">****** Ctrl+Z</text:span><text:span text:style-name="T1">：将当前程序放入后台（暂停状态）</text:span><text:span text:style-name="T21"><text:line-break/></text:span><text:span text:style-name="T2">****** Ctrl+Z</text:span><text:span text:style-name="T1">的作用是将当前正在运行的前台进程放到后台，并且使它停止执行（即进入暂停状态），这个操作并不会结束进程，而是使其挂起，一旦进程被挂起，你可以使用</text:span><text:span text:style-name="T2">bg</text:span><text:span text:style-name="T1">命令使其在后台继续运行，或者使用</text:span><text:span text:style-name="T2">fg</text:span><text:span text:style-name="T1">命令将其带回前台。</text:span><text:span text:style-name="T21"><text:line-break/></text:span><text:span text:style-name="T2">****** </text:span><text:span text:style-name="T1">使用场景</text:span><text:span text:style-name="T2">: </text:span><text:span text:style-name="T1">当你需要暂时离开一个正在运行的程序，而又不想关闭它时，可以使用</text:span><text:span text:style-name="T2">Ctrl+Z</text:span><text:span text:style-name="T1">。</text:span><text:span text:style-name="T21"><text:line-break/></text:span><text:span text:style-name="T2">****** Ctrl+C</text:span><text:span text:style-name="T1">：中断当前程序</text:span><text:span text:style-name="T21"><text:line-break/></text:span><text:span text:style-name="T2">****** Ctrl+C</text:span><text:span text:style-name="T1">是一个发送</text:span><text:span text:style-name="T2">SIGINT</text:span><text:span text:style-name="T1">（中断信号）给当前进程的信号，默认情况下，这会导致进程终止，与</text:span><text:span text:style-name="T2">Ctrl+Z</text:span><text:span text:style-name="T1">不同的是，</text:span><text:span text:style-name="T2">Ctrl+C</text:span><text:span text:style-name="T1">通常会结束进程，除非程序特别设计来捕获并处理这个信号。</text:span><text:span text:style-name="T21"><text:line-break/></text:span><text:span text:style-name="T2">****** </text:span><text:span text:style-name="T1">使用场景</text:span><text:span text:style-name="T2">: </text:span><text:span text:style-name="T1">当你想要快速终止一个正在运行的程序时，可以使用</text:span><text:span text:style-name="T2">Ctrl+C</text:span><text:span text:style-name="T1">。</text:span><text:span text:style-name="T21"><text:line-break/></text:span><text:span text:style-name="T2">****** Ctrl+D</text:span><text:span text:style-name="T1">：结束输入；在 </text:span><text:span text:style-name="T2">shell </text:span><text:span text:style-name="T1">中表示</text:span><text:span text:style-name="T2">EOF</text:span><text:span text:style-name="T1">（文件结束）</text:span><text:span text:style-name="T21"><text:line-break/></text:span><text:span text:style-name="T2">****** Ctrl+D</text:span><text:span text:style-name="T1">在不同的上下文中有不同的作用，在大多数</text:span><text:span text:style-name="T2">shell</text:span><text:span text:style-name="T1">中，按下</text:span><text:span text:style-name="T2">Ctrl+D</text:span><text:span text:style-name="T1">会发送一个</text:span><text:span text:style-name="T2">EOF</text:span><text:span text:style-name="T1">（</text:span><text:span text:style-name="T2">End of File</text:span><text:span text:style-name="T1">）信号，通常用来表示输入结束，在某些情况下，如在空白行的</text:span><text:span text:style-name="T2">Ctrl+D</text:span><text:span text:style-name="T1">，它可以退出当前终端，或者在</text:span><text:span text:style-name="T2">cat</text:span><text:span text:style-name="T1">等命令后使用，表示结束输入。</text:span><text:span text:style-name="T21"><text:line-break/></text:span><text:span text:style-name="T2">****** </text:span><text:span text:style-name="T1">使用场景</text:span><text:span text:style-name="T2">: </text:span><text:span text:style-name="T1">当你在</text:span><text:span text:style-name="T2">shell</text:span><text:span text:style-name="T1">提示符下输入文本或数据流，并想结束输入时，可以使用</text:span><text:span text:style-name="T2">Ctrl+D</text:span><text:span text:style-name="T1">。</text:span><text:span text:style-name="T21"><text:line-break/></text:span><text:span text:style-name="T2">****** Ctrl+Z</text:span><text:span text:style-name="T1">将进程放入后台后，如何将它恢复至前台？</text:span><text:span text:style-name="T21"><text:line-break/></text:span><text:span text:style-name="T2">****** </text:span><text:span text:style-name="T1">要将一个后台暂停的进程恢复到前台，你可以使用</text:span><text:span text:style-name="T2">fg</text:span><text:span text:style-name="T1">命令，使用</text:span><text:span text:style-name="T2">jobs</text:span><text:span text:style-name="T1">命令查看当前挂起的进程及其编号，然后通过</text:span><text:span text:style-name="T2">fg %n</text:span><text:span text:style-name="T1">（其中</text:span><text:span text:style-name="T2">n</text:span><text:span text:style-name="T1">是进程编号）将指定进程带到前台。</text:span><text:span text:style-name="T21"><text:line-break/></text:span><text:span text:style-name="T2">****** </text:span><text:span text:style-name="T1">如果一个程序忽略</text:span><text:span text:style-name="T2">Ctrl+C</text:span><text:span text:style-name="T1">的中断信号，我该如何终止它？</text:span><text:span text:style-name="T21"><text:line-break/></text:span><text:span text:style-name="T2">****** </text:span><text:span text:style-name="T1">如果一个程序被设计为忽略</text:span><text:span text:style-name="T2">SIGINT</text:span><text:span text:style-name="T1">信号（通常是</text:span><text:span text:style-name="T2">Ctrl+C</text:span><text:span text:style-name="T1">），你可能需要使用更强制的方法来终止它，可以尝试使用</text:span><text:span text:style-name="T2">Ctrl+</text:span><text:span text:style-name="T1">发送</text:span><text:span text:style-name="T2">SIGQUIT</text:span><text:span text:style-name="T1">信号，或者使用</text:span><text:span text:style-name="T2">kill</text:span><text:span text:style-name="T1">命令配合进程</text:span><text:span text:style-name="T2">ID</text:span><text:span text:style-name="T1">直接发送</text:span><text:span text:style-name="T2">SIGTERM</text:span><text:span text:style-name="T1">或</text:span><text:span text:style-name="T2">SIGKILL</text:span><text:span text:style-name="T1">信号，如果你知道进程</text:span><text:span text:style-name="T2">ID</text:span><text:span text:style-name="T1">，可以运行</text:span><text:span text:style-name="T2">kill 9 PID</text:span><text:span text:style-name="T1">来强制结束该进程。</text:span><text:span text:style-name="T21"><text:line-break/></text:span><text:span text:style-name="T1">【</text:span><text:span text:style-name="T2">2</text:span><text:span text:style-name="T1">】</text:span><text:span text:style-name="T21"><text:line-break/></text:span><text:span text:style-name="T2">****** vim</text:span><text:span text:style-name="T1">显示行号</text:span><text:span text:style-name="T21"><text:line-break/></text:span><text:span text:style-name="T2">****** </text:span><text:span text:style-name="T1">在 </text:span><text:span text:style-name="T2">Vim </text:span><text:span text:style-name="T1">中显示行号，可以使用以下命令：</text:span><text:span text:style-name="T21"><text:line-break/></text:span><text:span text:style-name="T2">****** </text:span><text:span text:style-name="T1">普通模式下输入 </text:span><text:span text:style-name="T2">:set number </text:span><text:span text:style-name="T1">或者简写为 </text:span><text:span text:style-name="T2">:set nu </text:span><text:span text:style-name="T1">来显示行号。</text:span><text:span text:style-name="T21"><text:line-break/></text:span><text:span text:style-name="T2">****** </text:span><text:span text:style-name="T1">如果想让 </text:span><text:span text:style-name="T2">Vim </text:span><text:span text:style-name="T1">永远显示行号，可以将 </text:span><text:span text:style-name="T2">set number </text:span><text:span text:style-name="T1">添加到你的 </text:span><text:span text:style-name="T2">Vim </text:span><text:span text:style-name="T1">配置文件 </text:span><text:soft-page-break/><text:span text:style-name="T2">~/.vimrc </text:span><text:span text:style-name="T1">中。</text:span><text:span text:style-name="T21"><text:line-break/></text:span><text:span text:style-name="T2">****** </text:span><text:span text:style-name="T1">在 </text:span><text:span text:style-name="T2">~/.vimrc </text:span><text:span text:style-name="T1">文件中添加以下内容：</text:span><text:span text:style-name="T21"><text:line-break/></text:span><text:span text:style-name="T2">****** set number</text:span><text:span text:style-name="T21"><text:line-break/></text:span><text:span text:style-name="T2">****** </text:span><text:span text:style-name="T1">保存文件后，每次打开 </text:span><text:span text:style-name="T2">Vim </text:span><text:span text:style-name="T1">时都会自动显示行号。</text:span><text:span text:style-name="T21"><text:line-break/></text:span><text:span text:style-name="T2">****** </text:span><text:span text:style-name="T1">关闭行号显示，可以使用 </text:span><text:span text:style-name="T2">:set nonumber </text:span><text:span text:style-name="T1">或者简写为 </text:span><text:span text:style-name="T2">:set nonu</text:span><text:span text:style-name="T1">。 若要在 </text:span><text:span text:style-name="T2">Vim </text:span><text:span text:style-name="T1">配置中关闭行号，则将 </text:span><text:span text:style-name="T2">set number </text:span><text:span text:style-name="T1">更改为 </text:span><text:span text:style-name="T2">set nonumber </text:span><text:span text:style-name="T1">在 </text:span><text:span text:style-name="T2">~/.vimrc </text:span><text:span text:style-name="T1">文件中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Bitstream Vera Sans Mono', 'Courier New', Courier, monospace"/>
    <style:font-face style:name="Courier New" svg:font-family="'Courier New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, 'Microsoft YaHei', 'Helvetica Neue', Helvetica, Arial, sans-serif"/>
    <style:font-face style:name="思源黑体" svg:font-family="思源黑体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体" style:font-family-asian="思源黑体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5T10:28:03.866566800</meta:creation-date>
    <dc:date>2025-03-25T10:28:12.237983100</dc:date>
    <meta:editing-duration>PT9S</meta:editing-duration>
    <meta:editing-cycles>1</meta:editing-cycles>
    <meta:generator>LibreOffice/25.2.0.3$Windows_X86_64 LibreOffice_project/e1cf4a87eb02d755bce1a01209907ea5ddc8f069</meta:generator>
    <meta:document-statistic meta:table-count="9" meta:image-count="10" meta:object-count="0" meta:page-count="9" meta:paragraph-count="171" meta:word-count="2214" meta:character-count="9226" meta:non-whitespace-character-count="8082"/>
  </office:meta>
</office:document-meta>
</file>